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changes regarding new UI and new enhancements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svn commits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Updated all the files in svn that were left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Diy issue</text:p>
          </table:table-cell>
          <table:table-cell table:style-name="ce6" office:value-type="float" office:value="5.3">
            <text:p>5.30</text:p>
          </table:table-cell>
          <table:table-cell table:style-name="ce11" office:value-type="string">
            <text:p>Worked on issues that sheerish assigned to me and solved 8 issues two issues are remaining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20:2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13T20:25:05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16" meta:object-count="0"/>
  </office:meta>
</office:document-meta>
</file>